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oogle Sans Text" svg:font-family="'Google Sans Text', 'Noto Sans', 'Noto Sans JP', 'Noto Sans KR', 'Noto Naskh Arabic', 'Noto Sans Thai', 'Noto Sans Hebrew', 'Noto Sans Bengali'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12124" style:font-name="Google Sans Text" fo:font-size="8pt" fo:letter-spacing="normal" fo:font-style="normal" fo:font-weight="normal" officeooo:paragraph-rsid="0013f2e3" fo:background-color="#e6f4ea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color="#800080" fo:font-size="14pt" fo:font-style="normal" fo:font-weight="bold" officeooo:paragraph-rsid="0013f2e3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01555fb" officeooo:paragraph-rsid="001555fb" style:font-style-asian="normal" style:font-weight-asian="normal" style:font-style-complex="normal" style:font-weight-complex="normal"/>
    </style:style>
    <style:style style:name="T1" style:family="text">
      <style:text-properties officeooo:rsid="0013f2e3"/>
    </style:style>
    <style:style style:name="T2" style:family="text">
      <style:text-properties officeooo:rsid="001555fb"/>
    </style:style>
    <style:style style:name="T3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Topics Covered today</text:p>
      <text:p text:style-name="P3">-<text:span text:style-name="T2">&gt;Basic App Structure of Android Project</text:span></text:p>
      <text:p text:style-name="P3"><text:tab/>---<text:span text:style-name="T2">&gt;Kotlin files</text:span></text:p>
      <text:p text:style-name="P3"><text:tab/>---<text:span text:style-name="T2">&gt;Resource Folder</text:span></text:p>
      <text:p text:style-name="P3"><text:tab/>---<text:span text:style-name="T2">&gt;Android Manifest<text:tab/></text:span></text:p>
      <text:p text:style-name="P4">-&gt;Gradle [Android Build Tool]</text:p>
      <text:p text:style-name="P4">-&gt;Vector Drawable Adding Support</text:p>
      <text:p text:style-name="P3">-<text:span text:style-name="T2">&gt;OverView of scrollview</text:span></text:p>
      <text:p text:style-name="P3"><text:tab/>---<text:span text:style-name="T2">&gt; Tpes of Scroll view </text:span></text:p>
      <text:p text:style-name="P3">-<text:span text:style-name="T1">&gt;</text:span><text:span text:style-name="T2">Binding Object</text:span></text:p>
      <text:p text:style-name="P3"><text:tab/>--<text:span text:style-name="T2">&gt;concept of lateinit </text:span></text:p>
      <text:p text:style-name="P3">-<text:span text:style-name="T2">&gt;overview of Data Class</text:span></text:p>
      <text:p text:style-name="P3">-<text:span text:style-name="T2">&gt;Linear Layout</text:span></text:p>
      <text:p text:style-name="P3">-<text:span text:style-name="T2">&gt;Constraint Layout</text:span></text:p>
      <text:p text:style-name="P3"><text:tab/>---<text:span text:style-name="T2">&gt;Avantage of Constrain Layout</text:span></text:p>
      <text:p text:style-name="P3">-<text:span text:style-name="T2">&gt;Types of Constraint</text:span></text:p>
      <text:p text:style-name="P3">-<text:span text:style-name="T2">&gt;Practice app on Linear Layout</text:span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oogle Sans Text" svg:font-family="'Google Sans Text', 'Noto Sans', 'Noto Sans JP', 'Noto Sans KR', 'Noto Naskh Arabic', 'Noto Sans Thai', 'Noto Sans Hebrew', 'Noto Sans Bengali'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8:41:34.209674580</meta:creation-date>
    <dc:date>2024-01-12T19:39:55.348901972</dc:date>
    <meta:editing-duration>PT7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62" meta:character-count="417" meta:non-whitespace-character-count="365"/>
  </office:meta>
</office:document-meta>
</file>